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36.079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23.176cm"/>
    </style:style>
    <style:style style:name="co6" style:family="table-column">
      <style:table-column-properties fo:break-before="auto" style:column-width="12.631cm"/>
    </style:style>
    <style:style style:name="co7" style:family="table-column">
      <style:table-column-properties fo:break-before="auto" style:column-width="6.997cm"/>
    </style:style>
    <style:style style:name="co8" style:family="table-column">
      <style:table-column-properties fo:break-before="auto" style:column-width="2.917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1.309cm"/>
    </style:style>
    <style:style style:name="co12" style:family="table-column">
      <style:table-column-properties fo:break-before="auto" style:column-width="0.89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url</text:p>
          </table:table-cell>
          <table:table-cell office:value-type="string">
            <text:p>publication</text:p>
          </table:table-cell>
          <table:table-cell office:value-type="string">
            <text:p>domain</text:p>
          </table:table-cell>
          <table:table-cell office:value-type="string">
            <text:p>title</text:p>
          </table:table-cell>
          <table:table-cell office:value-type="string">
            <text:p>author</text:p>
          </table:table-cell>
          <table:table-cell office:value-type="string">
            <text:p>backlink</text:p>
          </table:table-cell>
          <table:table-cell office:value-type="string">
            <text:p>language</text:p>
          </table:table-cell>
          <table:table-cell office:value-type="string">
            <text:p>type</text:p>
          </table:table-cell>
          <table:table-cell office:value-type="string">
            <text:p>subject</text:p>
          </table:table-cell>
          <table:table-cell office:value-type="string">
            <text:p>internal</text:p>
          </table:table-cell>
          <table:table-cell office:value-type="string">
            <text:p>others</text:p>
          </table:table-cell>
          <table:table-cell/>
        </table:table-row>
        <table:table-row table:style-name="ro1">
          <table:table-cell office:value-type="string">
            <text:p>12/16/2015</text:p>
          </table:table-cell>
          <table:table-cell office:value-type="string">
            <text:p>https://www.cryptocoinsnews.com/bitcoin-developers-are-creating-a-new-digital-currency-called-decred/</text:p>
          </table:table-cell>
          <table:table-cell office:value-type="string">
            <text:p>Cryptocoins News</text:p>
          </table:table-cell>
          <table:table-cell/>
          <table:table-cell office:value-type="string">
            <text:p>Bitcoin Developers Are Creating a New Digital Currency Called Decred</text:p>
          </table:table-cell>
          <table:table-cell office:value-type="string">
            <text:p>Samburaj Das</text:p>
          </table:table-cell>
          <table:table-cell/>
          <table:table-cell office:value-type="string">
            <text:p>English</text:p>
          </table:table-cell>
          <table:table-cell/>
          <table:table-cell office:value-type="string">
            <text:p>launch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office:value-type="string">
            <text:p>12/22/2015</text:p>
          </table:table-cell>
          <table:table-cell office:value-type="string">
            <text:p>http://bitcoinist.com/decred-the-new-kid-on-the-digital-currency-block/</text:p>
          </table:table-cell>
          <table:table-cell office:value-type="string">
            <text:p>Bitcoinist</text:p>
          </table:table-cell>
          <table:table-cell/>
          <table:table-cell office:value-type="string">
            <text:p>Decred: The New Kid on the Digital Currency Block</text:p>
          </table:table-cell>
          <table:table-cell office:value-type="string">
            <text:p>Nick Marinoff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/>
          <table:table-cell office:value-type="string">
            <text:p>launch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office:value-type="string">
            <text:p>12/28/2015</text:p>
          </table:table-cell>
          <table:table-cell office:value-type="string">
            <text:p>https://calvinayre.com/2015/12/28/bitcoin/bitcoin-developers-create-new-digital-currency/</text:p>
          </table:table-cell>
          <table:table-cell office:value-type="string">
            <text:p>Calvin Ayre</text:p>
          </table:table-cell>
          <table:table-cell/>
          <table:table-cell office:value-type="string">
            <text:p>Cryptocurrency roundup: Bitcoin developers create new digital currency, </text:p>
          </table:table-cell>
          <table:table-cell office:value-type="string">
            <text:p>Jasmine Solana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/>
          <table:table-cell office:value-type="string">
            <text:p>launch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office:value-type="string">
            <text:p>12/28/2015</text:p>
          </table:table-cell>
          <table:table-cell office:value-type="string">
            <text:p>http://news.softpedia.com/news/amid-bitcoin-centralization-worries-core-developers-start-new-currency-called-decred-498137.shtml</text:p>
          </table:table-cell>
          <table:table-cell office:value-type="string">
            <text:p>Softpedia News</text:p>
          </table:table-cell>
          <table:table-cell/>
          <table:table-cell office:value-type="string">
            <text:p>Amid Bitcoin Centralization Worries, Developers Start New Currency Called Decred</text:p>
          </table:table-cell>
          <table:table-cell office:value-type="string">
            <text:p>Catalin Cimpanu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/>
          <table:table-cell office:value-type="string">
            <text:p>launch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office:value-type="string">
            <text:p>12/28/2015</text:p>
          </table:table-cell>
          <table:table-cell office:value-type="string">
            <text:p>https://thehackernews.com/2015/12/decred-bitcoin-currency.html</text:p>
          </table:table-cell>
          <table:table-cell office:value-type="string">
            <text:p>The Hacker News</text:p>
          </table:table-cell>
          <table:table-cell/>
          <table:table-cell office:value-type="string">
            <text:p>Bitcoin Core Developers Quit Bitcoin Project to Launch a New Digital Currency</text:p>
          </table:table-cell>
          <table:table-cell office:value-type="string">
            <text:p>Swati Khandelwal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/>
          <table:table-cell office:value-type="string">
            <text:p>launch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office:value-type="string">
            <text:p>12/29/2015</text:p>
          </table:table-cell>
          <table:table-cell office:value-type="string">
            <text:p>http://www.the-blockchain.com/2015/12/29/bitcoin-developers-bail-to-start-new-digital-currency/</text:p>
          </table:table-cell>
          <table:table-cell office:value-type="string">
            <text:p>Blockchain News</text:p>
          </table:table-cell>
          <table:table-cell/>
          <table:table-cell office:value-type="string">
            <text:p>Bitcoin Developers Bail to Start New Digital Currency</text:p>
          </table:table-cell>
          <table:table-cell office:value-type="string">
            <text:p>Richard Kastelein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/>
          <table:table-cell office:value-type="string">
            <text:p>launch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office:value-type="string">
            <text:p>12/29/2015</text:p>
          </table:table-cell>
          <table:table-cell office:value-type="string">
            <text:p>https://cointelegraph.com/news/decred-an-innovative-cryptocurrency-or-a-well-arranged-scam</text:p>
          </table:table-cell>
          <table:table-cell office:value-type="string">
            <text:p>Coin Telegraph</text:p>
          </table:table-cell>
          <table:table-cell/>
          <table:table-cell office:value-type="string">
            <text:p>Decred: An Innovative Cryptocurrency or A Well Arranged Scam?</text:p>
          </table:table-cell>
          <table:table-cell office:value-type="string">
            <text:p>Jacob Timp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/>
          <table:table-cell office:value-type="string">
            <text:p>launch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office:value-type="string">
            <text:p>12/29/2015</text:p>
          </table:table-cell>
          <table:table-cell office:value-type="string">
            <text:p>https://securityintelligence.com/news/digital-currency-divide-bitcoin-decred-and-the-virtual-finance-future/</text:p>
          </table:table-cell>
          <table:table-cell office:value-type="string">
            <text:p>SecurityIntelligence</text:p>
          </table:table-cell>
          <table:table-cell/>
          <table:table-cell office:value-type="string">
            <text:p>Digital Currency Divide: Bitcoin, Decred and the Virtual Finance Future</text:p>
          </table:table-cell>
          <table:table-cell office:value-type="string">
            <text:p>Douglas Bonderud</text:p>
          </table:table-cell>
          <table:table-cell/>
          <table:table-cell office:value-type="string">
            <text:p>English</text:p>
          </table:table-cell>
          <table:table-cell/>
          <table:table-cell office:value-type="string">
            <text:p>launch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office:value-type="string">
            <text:p>12/31/2015</text:p>
          </table:table-cell>
          <table:table-cell office:value-type="string">
            <text:p>https://www.coindesk.com/press-releases/meet-decred-digital-currency-bitcoin-developers/</text:p>
          </table:table-cell>
          <table:table-cell office:value-type="string">
            <text:p>Coindesk</text:p>
          </table:table-cell>
          <table:table-cell/>
          <table:table-cell office:value-type="string">
            <text:p>Meet Decred: A Digital Currency by Bitcoin Developers</text:p>
          </table:table-cell>
          <table:table-cell office:value-type="string">
            <text:p>Jake Yocom-Piatt</text:p>
          </table:table-cell>
          <table:table-cell/>
          <table:table-cell office:value-type="string">
            <text:p>English</text:p>
          </table:table-cell>
          <table:table-cell office:value-type="string">
            <text:p>press release</text:p>
          </table:table-cell>
          <table:table-cell/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2/10/2016</text:p>
          </table:table-cell>
          <table:table-cell office:value-type="string">
            <text:p>http://www.chicagotribune.com/bluesky/originals/ct-decred-bitcoin-alternative-bsi-20160210-story.html</text:p>
          </table:table-cell>
          <table:table-cell office:value-type="string">
            <text:p>Chicago Tribune</text:p>
          </table:table-cell>
          <table:table-cell/>
          <table:table-cell office:value-type="string">
            <text:p>Chicago developers launch Decred, a Bitcoin alternative</text:p>
          </table:table-cell>
          <table:table-cell office:value-type="string">
            <text:p>Amina Elahi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3"/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12/16/2016</text:p>
          </table:table-cell>
          <table:table-cell office:value-type="string">
            <text:p>http://www.altcointoday.com/bitcoin-developers-new-digital-currency/</text:p>
          </table:table-cell>
          <table:table-cell office:value-type="string">
            <text:p>Altcoin Today</text:p>
          </table:table-cell>
          <table:table-cell/>
          <table:table-cell office:value-type="string">
            <text:p>Bitcoin Developers Are Creating a New Digital Currency Called Decred</text:p>
          </table:table-cell>
          <table:table-cell office:value-type="float" office:value="-0">
            <text:p>-0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3"/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2/4/2017</text:p>
          </table:table-cell>
          <table:table-cell office:value-type="string">
            <text:p>https://cointelegraph.com/news/what-to-watch-out-for-before-investing-in-altcoins-litecoin-creator</text:p>
          </table:table-cell>
          <table:table-cell office:value-type="string">
            <text:p>Coin Telegraph</text:p>
          </table:table-cell>
          <table:table-cell/>
          <table:table-cell office:value-type="string">
            <text:p>What to Watch Out For Before Investing in Altcoins: Litecoin Creator</text:p>
          </table:table-cell>
          <table:table-cell office:value-type="string">
            <text:p>Olusegun Ogundeji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3"/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3/4/2017</text:p>
          </table:table-cell>
          <table:table-cell office:value-type="string">
            <text:p>https://www.coindesk.com/short-guide-blockchain-consensus-protocols/</text:p>
          </table:table-cell>
          <table:table-cell office:value-type="string">
            <text:p>Coindesk</text:p>
          </table:table-cell>
          <table:table-cell/>
          <table:table-cell office:value-type="string">
            <text:p>Guide to Blockchain Consensus Protocols</text:p>
          </table:table-cell>
          <table:table-cell office:value-type="string">
            <text:p>Amy Castor</text:p>
          </table:table-cell>
          <table:table-cell/>
          <table:table-cell office:value-type="string">
            <text:p>English</text:p>
          </table:table-cell>
          <table:table-cell office:value-type="string">
            <text:p>guide</text:p>
          </table:table-cell>
          <table:table-cell table:number-columns-repeated="2"/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3/13/2017</text:p>
          </table:table-cell>
          <table:table-cell office:value-type="string">
            <text:p>https://medium.com/decred/3-things-you-need-to-know-about-decred-649aac41dc4</text:p>
          </table:table-cell>
          <table:table-cell office:value-type="string">
            <text:p>Medium - Decred</text:p>
          </table:table-cell>
          <table:table-cell/>
          <table:table-cell office:value-type="string">
            <text:p>3 Things You Need to Know About Decred</text:p>
          </table:table-cell>
          <table:table-cell office:value-type="string">
            <text:p>Jon Creasy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office:value-type="string">
            <text:p>enumerator</text:p>
          </table:table-cell>
          <table:table-cell table:number-columns-repeated="4"/>
        </table:table-row>
        <table:table-row table:style-name="ro1">
          <table:table-cell office:value-type="string">
            <text:p>3/28/2017</text:p>
          </table:table-cell>
          <table:table-cell office:value-type="string">
            <text:p>https://coins.newbium.com/post/7425-decred-experienced-a-sharp-increase-in-market-capi</text:p>
          </table:table-cell>
          <table:table-cell office:value-type="string">
            <text:p>newbium</text:p>
          </table:table-cell>
          <table:table-cell/>
          <table:table-cell office:value-type="string">
            <text:p>Decred experienced a sharp increase in market capitalization, reaching 12 in the market</text:p>
          </table:table-cell>
          <table:table-cell office:value-type="string">
            <text:p>saramago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/>
          <table:table-cell office:value-type="string">
            <text:p>price</text:p>
          </table:table-cell>
          <table:table-cell table:number-columns-repeated="3"/>
        </table:table-row>
        <table:table-row table:style-name="ro1">
          <table:table-cell office:value-type="string">
            <text:p>4/20/2017</text:p>
          </table:table-cell>
          <table:table-cell office:value-type="string">
            <text:p>https://www.forbes.com/sites/laurashin/2017/04/20/why-bitcoins-greatest-asset-could-also-spell-its-doom/#4d2d57ab6adc</text:p>
          </table:table-cell>
          <table:table-cell office:value-type="string">
            <text:p>Forbes</text:p>
          </table:table-cell>
          <table:table-cell/>
          <table:table-cell office:value-type="string">
            <text:p>Why Bitcoin's Greatest Asset Could Also Spell Its Doom</text:p>
          </table:table-cell>
          <table:table-cell office:value-type="string">
            <text:p>Laura Shin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21/2017</text:p>
          </table:table-cell>
          <table:table-cell office:value-type="string">
            <text:p>https://www.coindesk.com/800-growth-q1s-top-performing-cryptocurrencies-posted-big-gains/</text:p>
          </table:table-cell>
          <table:table-cell office:value-type="string">
            <text:p>Coindesk</text:p>
          </table:table-cell>
          <table:table-cell/>
          <table:table-cell office:value-type="string">
            <text:p>Q1's Top Performing Cryptocurrencies Saw Big Gains</text:p>
          </table:table-cell>
          <table:table-cell office:value-type="string">
            <text:p>Garrett Keirns</text:p>
          </table:table-cell>
          <table:table-cell/>
          <table:table-cell office:value-type="string">
            <text:p>English</text:p>
          </table:table-cell>
          <table:table-cell/>
          <table:table-cell office:value-type="string">
            <text:p>price</text:p>
          </table:table-cell>
          <table:table-cell table:number-columns-repeated="3"/>
        </table:table-row>
        <table:table-row table:style-name="ro1">
          <table:table-cell office:value-type="string">
            <text:p>4/21/2017</text:p>
          </table:table-cell>
          <table:table-cell office:value-type="string">
            <text:p>http://www.prnewswire.com/news-releases/decred-releases-v10-the-worlds-first-cryptocurrency-of-the-people-for-the-people-and-by-the-people-300443738.html</text:p>
          </table:table-cell>
          <table:table-cell office:value-type="string">
            <text:p>PR Newswire</text:p>
          </table:table-cell>
          <table:table-cell/>
          <table:table-cell office:value-type="string">
            <text:p>Decred Releases v1.0: The World's First Cryptocurrency of the People, for the People, and by the People</text:p>
          </table:table-cell>
          <table:table-cell office:value-type="string">
            <text:p>Emilio Mann</text:p>
          </table:table-cell>
          <table:table-cell/>
          <table:table-cell office:value-type="string">
            <text:p>English</text:p>
          </table:table-cell>
          <table:table-cell office:value-type="string">
            <text:p>press release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4/27/2017</text:p>
          </table:table-cell>
          <table:table-cell office:value-type="string">
            <text:p>http://allcoinsnews.com/2017/04/27/decred-cryptocurrency-project-v1-0-released/</text:p>
          </table:table-cell>
          <table:table-cell office:value-type="string">
            <text:p>allcoinnews</text:p>
          </table:table-cell>
          <table:table-cell/>
          <table:table-cell office:value-type="string">
            <text:p>Decred Cryptocurrency Project v1.0 Released</text:p>
          </table:table-cell>
          <table:table-cell office:value-type="string">
            <text:p>Matthew Warner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28/2017</text:p>
          </table:table-cell>
          <table:table-cell office:value-type="string">
            <text:p>https://cointelegraph.com/news/top-10-altcoins-all-you-wanted-to-know-about-bitcoins-contenders</text:p>
          </table:table-cell>
          <table:table-cell office:value-type="string">
            <text:p>Coin Telegraph</text:p>
          </table:table-cell>
          <table:table-cell/>
          <table:table-cell office:value-type="string">
            <text:p>Top 10 Altcoins: All You Wanted to Know About Bitcoin�â��s Contenders</text:p>
          </table:table-cell>
          <table:table-cell office:value-type="string">
            <text:p>Anthony Coggine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30/2017</text:p>
          </table:table-cell>
          <table:table-cell office:value-type="string">
            <text:p>http://bitcoinist.com/decred-democratic-cryptocurrency-platform-receives-upgrade/</text:p>
          </table:table-cell>
          <table:table-cell office:value-type="string">
            <text:p>Bitcoinist</text:p>
          </table:table-cell>
          <table:table-cell/>
          <table:table-cell office:value-type="string">
            <text:p>Decred, the world's first fully democratic cryptocurrency platform receives an upgrade</text:p>
          </table:table-cell>
          <table:table-cell office:value-type="string">
            <text:p>Cynthia Turcotte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12/2017</text:p>
          </table:table-cell>
          <table:table-cell office:value-type="string">
            <text:p>https://www.cryptoninjas.net/2017/05/12/cryptocurrency-exchange-changelly-adds-support-altcoin-decred/</text:p>
          </table:table-cell>
          <table:table-cell office:value-type="string">
            <text:p>CryptoNinjas</text:p>
          </table:table-cell>
          <table:table-cell/>
          <table:table-cell office:value-type="string">
            <text:p>Cryptocurrency exchange Changelly adds support for altcoin Decred</text:p>
          </table:table-cell>
          <table:table-cell office:value-type="float" office:value="-0">
            <text:p>-0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17/2017</text:p>
          </table:table-cell>
          <table:table-cell office:value-type="string">
            <text:p>https://bravenewcoin.com/news/decred-launches-decentralized-voting-process-for-blockchain-protocol-changes/</text:p>
          </table:table-cell>
          <table:table-cell office:value-type="string">
            <text:p>Brave New Coin</text:p>
          </table:table-cell>
          <table:table-cell/>
          <table:table-cell office:value-type="string">
            <text:p>Decred launches decentralized voting process for blockchain protocol changes</text:p>
          </table:table-cell>
          <table:table-cell office:value-type="string">
            <text:p>Christine Chiang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22/2017</text:p>
          </table:table-cell>
          <table:table-cell office:value-type="string">
            <text:p>https://www.cryptoninjas.net/2017/06/22/decred-now-available-exodus-wallet/</text:p>
          </table:table-cell>
          <table:table-cell office:value-type="string">
            <text:p>CryptoNinjas</text:p>
          </table:table-cell>
          <table:table-cell/>
          <table:table-cell office:value-type="string">
            <text:p>Decred gets integrated on Exodus wallet</text:p>
          </table:table-cell>
          <table:table-cell office:value-type="float" office:value="-0">
            <text:p>-0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23/2017</text:p>
          </table:table-cell>
          <table:table-cell office:value-type="string">
            <text:p>https://bravenewcoin.com/news/lcoin-aids-antifragility-in-the-litecoin-network/</text:p>
          </table:table-cell>
          <table:table-cell office:value-type="string">
            <text:p>Brave New Coin</text:p>
          </table:table-cell>
          <table:table-cell/>
          <table:table-cell office:value-type="string">
            <text:p>Lcoin aids antifragility in the Litecoin Network</text:p>
          </table:table-cell>
          <table:table-cell office:value-type="string">
            <text:p>Christine Chiang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7/8/2017</text:p>
          </table:table-cell>
          <table:table-cell office:value-type="string">
            <text:p>https://themerkle.com/what-is-decred/</text:p>
          </table:table-cell>
          <table:table-cell office:value-type="string">
            <text:p>The Merkle</text:p>
          </table:table-cell>
          <table:table-cell/>
          <table:table-cell office:value-type="string">
            <text:p>What is Decred?</text:p>
          </table:table-cell>
          <table:table-cell office:value-type="string">
            <text:p>JP Buntinx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7/12/2017</text:p>
          </table:table-cell>
          <table:table-cell office:value-type="string">
            <text:p>https://cointelegraph.com/news/ethereum-classic-makes-its-way-onto-chinese-exchange-huobi</text:p>
          </table:table-cell>
          <table:table-cell office:value-type="string">
            <text:p>Coin Telegraph</text:p>
          </table:table-cell>
          <table:table-cell/>
          <table:table-cell office:value-type="string">
            <text:p>Ethereum Classic Makes Its Way Onto Chinese Exchange Huobi</text:p>
          </table:table-cell>
          <table:table-cell office:value-type="string">
            <text:p>Alexander Geralis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7/21/2017</text:p>
          </table:table-cell>
          <table:table-cell office:value-type="string">
            <text:p>https://bitcoinmagazine.com/articles/op-ed-no-governance-old-men-coordinating-protocol-upgrades-future/</text:p>
          </table:table-cell>
          <table:table-cell office:value-type="string">
            <text:p>Bitcoin Magazine</text:p>
          </table:table-cell>
          <table:table-cell/>
          <table:table-cell office:value-type="string">
            <text:p>Op Ed: No Governance for Old Men: Coordinating Protocol Upgrades in the Future</text:p>
          </table:table-cell>
          <table:table-cell office:value-type="string">
            <text:p>Jon Matonis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8/7/2017</text:p>
          </table:table-cell>
          <table:table-cell office:value-type="string">
            <text:p>https://bitcoinmagazine.com/articles/op-ed-five-challenges-youll-face-when-starting-your-own-blockchain-project/</text:p>
          </table:table-cell>
          <table:table-cell office:value-type="string">
            <text:p>Bitcoin Magazine</text:p>
          </table:table-cell>
          <table:table-cell/>
          <table:table-cell office:value-type="string">
            <text:p>Op Ed: Five Challenges You�â��ll Face When Starting Your Own Blockchain Project</text:p>
          </table:table-cell>
          <table:table-cell office:value-type="string">
            <text:p>Jake Yocom-Piatt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8/8/2017</text:p>
          </table:table-cell>
          <table:table-cell office:value-type="string">
            <text:p>https://medium.com/decred/decred-governance-system-is-a-cyphocracy-38769ded5f9b</text:p>
          </table:table-cell>
          <table:table-cell office:value-type="string">
            <text:p>Medium</text:p>
          </table:table-cell>
          <table:table-cell/>
          <table:table-cell office:value-type="string">
            <text:p>Decred Governance System is a Cyphocracy</text:p>
          </table:table-cell>
          <table:table-cell office:value-type="string">
            <text:p>Haon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8/10/2017</text:p>
          </table:table-cell>
          <table:table-cell office:value-type="string">
            <text:p>http://www.nasdaq.com/press-release/envoy-rolls-out-centralized-management-of-crypto-mining-20170810-00373</text:p>
          </table:table-cell>
          <table:table-cell office:value-type="string">
            <text:p>NASDAQ</text:p>
          </table:table-cell>
          <table:table-cell/>
          <table:table-cell office:value-type="string">
            <text:p>Envoy Rolls Out Centralized Management of Crypto Mining</text:p>
          </table:table-cell>
          <table:table-cell office:value-type="string">
            <text:p>GlobeNewswire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8/25/2017</text:p>
          </table:table-cell>
          <table:table-cell office:value-type="string">
            <text:p>https://news.bitcoin.com/bitcoin-cash-becomes-the-longest-chain-as-miners-toggle-between-profits/</text:p>
          </table:table-cell>
          <table:table-cell office:value-type="string">
            <text:p>Bitcoin News</text:p>
          </table:table-cell>
          <table:table-cell/>
          <table:table-cell office:value-type="string">
            <text:p>Bitcoin Cash Becomes the Longest Chain As Miners Toggle Between Profits</text:p>
          </table:table-cell>
          <table:table-cell office:value-type="string">
            <text:p>Jamie Redman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8/28/2017</text:p>
          </table:table-cell>
          <table:table-cell office:value-type="string">
            <text:p>https://www.newsbtc.com/2017/08/28/decred-support-coming-ledgers-hardware-wallets-near-future/</text:p>
          </table:table-cell>
          <table:table-cell office:value-type="string">
            <text:p>NewsBTC</text:p>
          </table:table-cell>
          <table:table-cell/>
          <table:table-cell office:value-type="string">
            <text:p>Decred Support is Coming to Ledger�â��s Hardware Wallets in the Near Future</text:p>
          </table:table-cell>
          <table:table-cell office:value-type="string">
            <text:p>JP Buntinx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10/2017</text:p>
          </table:table-cell>
          <table:table-cell office:value-type="string">
            <text:p>https://themerkle.com/multiple-mining-pools-suffer-from-yiimp-hack/</text:p>
          </table:table-cell>
          <table:table-cell office:value-type="string">
            <text:p>The Merkle</text:p>
          </table:table-cell>
          <table:table-cell/>
          <table:table-cell office:value-type="string">
            <text:p>Multiple Mining Pools Suffer From Yiimp Hack</text:p>
          </table:table-cell>
          <table:table-cell office:value-type="string">
            <text:p>JP Buntinx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0/2017</text:p>
          </table:table-cell>
          <table:table-cell office:value-type="string">
            <text:p>https://bitcoinmagazine.com/articles/decred-adds-atomic-swap-support-exchange-free-cryptocurrency-trading/</text:p>
          </table:table-cell>
          <table:table-cell office:value-type="string">
            <text:p>Bitcoin Magazine</text:p>
          </table:table-cell>
          <table:table-cell/>
          <table:table-cell office:value-type="string">
            <text:p>Decred Adds Atomic Swap Support for Exchange-Free Cryptocurrency Trading</text:p>
          </table:table-cell>
          <table:table-cell office:value-type="string">
            <text:p>Giulio Prisco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0/2017</text:p>
          </table:table-cell>
          <table:table-cell office:value-type="string">
            <text:p>https://bravenewcoin.com/news/decred-technical-analysis-continuing-upward-momentum/</text:p>
          </table:table-cell>
          <table:table-cell office:value-type="string">
            <text:p>Brave New Coin</text:p>
          </table:table-cell>
          <table:table-cell/>
          <table:table-cell office:value-type="string">
            <text:p>Decred Technical Analysis - Continuing upward momentum</text:p>
          </table:table-cell>
          <table:table-cell office:value-type="string">
            <text:p>Josh Olszewicz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0/2017</text:p>
          </table:table-cell>
          <table:table-cell office:value-type="string">
            <text:p>http://www.nasdaq.com/article/decred-adds-atomic-swap-support-for-exchange-free-cryptocurrency-trading-cm848329</text:p>
          </table:table-cell>
          <table:table-cell office:value-type="string">
            <text:p>NASDAQ</text:p>
          </table:table-cell>
          <table:table-cell/>
          <table:table-cell office:value-type="string">
            <text:p>Decred Adds Atomic Swap Support for Exchange-Free Cryptocurrency Trading</text:p>
          </table:table-cell>
          <table:table-cell office:value-type="string">
            <text:p>Giulio Prisco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1/2017</text:p>
          </table:table-cell>
          <table:table-cell office:value-type="string">
            <text:p>http://ethereumworldnews.com/litecoin-decred-complete-first-ever-cross-chain-atomic-swap-major-step-ltc-cryptocurrencies/</text:p>
          </table:table-cell>
          <table:table-cell office:value-type="string">
            <text:p>Etherium World News</text:p>
          </table:table-cell>
          <table:table-cell/>
          <table:table-cell office:value-type="string">
            <text:p>Litecoin And Decred Complete First Ever Cross-Chain Atomic Swap: Major Step For LTC And Cryptocurrencies</text:p>
          </table:table-cell>
          <table:table-cell/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1/2017</text:p>
          </table:table-cell>
          <table:table-cell office:value-type="string">
            <text:p>https://themerkle.com/developers-complete-first-ever-atomic-swap-between-litecoin-and-decred/</text:p>
          </table:table-cell>
          <table:table-cell office:value-type="string">
            <text:p>The Merkle</text:p>
          </table:table-cell>
          <table:table-cell/>
          <table:table-cell office:value-type="string">
            <text:p>Developers Complete First-Ever Atomic Swap Between Litecoin and Decred</text:p>
          </table:table-cell>
          <table:table-cell office:value-type="string">
            <text:p>JP Buntinx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2/2017</text:p>
          </table:table-cell>
          <table:table-cell office:value-type="string">
            <text:p>https://themerkle.com/what-is-smartbridge/</text:p>
          </table:table-cell>
          <table:table-cell office:value-type="string">
            <text:p>The Merkle</text:p>
          </table:table-cell>
          <table:table-cell/>
          <table:table-cell office:value-type="string">
            <text:p>What Is SmartBridge?</text:p>
          </table:table-cell>
          <table:table-cell office:value-type="string">
            <text:p>JP Buntinx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3/2017</text:p>
          </table:table-cell>
          <table:table-cell office:value-type="string">
            <text:p>https://btcmanager.com/first-atomic-swap-between-litecoin-decred-complete/</text:p>
          </table:table-cell>
          <table:table-cell office:value-type="string">
            <text:p>BTCManager</text:p>
          </table:table-cell>
          <table:table-cell/>
          <table:table-cell office:value-type="string">
            <text:p>First-Ever Atomic Cross-Blockchain Swap Between Litecoin and Decred Completed</text:p>
          </table:table-cell>
          <table:table-cell office:value-type="string">
            <text:p>Joseph Young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4/2017</text:p>
          </table:table-cell>
          <table:table-cell office:value-type="string">
            <text:p>https://cointelegraph.com/news/segwit-first-steps-to-ecosystem</text:p>
          </table:table-cell>
          <table:table-cell office:value-type="string">
            <text:p>Coin Telegraph</text:p>
          </table:table-cell>
          <table:table-cell/>
          <table:table-cell office:value-type="string">
            <text:p>SegWit: First Steps To Ecosystem</text:p>
          </table:table-cell>
          <table:table-cell office:value-type="string">
            <text:p>Guest Writer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5/2017</text:p>
          </table:table-cell>
          <table:table-cell office:value-type="string">
            <text:p>https://bitcointechtalk.com/atomic-swaps-d6ca26b680fe</text:p>
          </table:table-cell>
          <table:table-cell office:value-type="string">
            <text:p>Bitcoin Tech Talk</text:p>
          </table:table-cell>
          <table:table-cell/>
          <table:table-cell office:value-type="string">
            <text:p>Atomic Swaps</text:p>
          </table:table-cell>
          <table:table-cell office:value-type="string">
            <text:p>Jimmy Song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5/2017</text:p>
          </table:table-cell>
          <table:table-cell office:value-type="string">
            <text:p>http://invezz.com/news/crypto/27365-Litecoin-price-LTCUSD-posts-modest-gains-in-early-Monday-trading</text:p>
          </table:table-cell>
          <table:table-cell office:value-type="string">
            <text:p>Invezz</text:p>
          </table:table-cell>
          <table:table-cell/>
          <table:table-cell office:value-type="string">
            <text:p>Litecoin price (LTC/USD) posts modest gains in early Monday trading</text:p>
          </table:table-cell>
          <table:table-cell office:value-type="string">
            <text:p>Dimitar Bogdanov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6/2017</text:p>
          </table:table-cell>
          <table:table-cell office:value-type="string">
            <text:p>https://cryptoinsider.com/atomic-swaps-bitcoin/</text:p>
          </table:table-cell>
          <table:table-cell office:value-type="string">
            <text:p>Crypto Insider</text:p>
          </table:table-cell>
          <table:table-cell/>
          <table:table-cell office:value-type="string">
            <text:p>Atomic Swaps: How this affects Bitcoin</text:p>
          </table:table-cell>
          <table:table-cell office:value-type="string">
            <text:p>Jimmy Song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6/2017</text:p>
          </table:table-cell>
          <table:table-cell office:value-type="string">
            <text:p>https://cryptovest.com/news/cryptocurrency-atomic-swap-spree-brings-industry-closer-to-decentralized-dream/</text:p>
          </table:table-cell>
          <table:table-cell office:value-type="string">
            <text:p>CryptoVest</text:p>
          </table:table-cell>
          <table:table-cell/>
          <table:table-cell office:value-type="string">
            <text:p>Cryptocurrency Atomic Swap Spree Brings Industry Closer to Decentralized Dream</text:p>
          </table:table-cell>
          <table:table-cell office:value-type="string">
            <text:p>Michael Kimani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8/2017</text:p>
          </table:table-cell>
          <table:table-cell office:value-type="string">
            <text:p>https://bitcoinmagazine.com/articles/how-decentralized-exchanges-make-bitcoin-more-resilient-and-us-more-free/</text:p>
          </table:table-cell>
          <table:table-cell office:value-type="string">
            <text:p>Bitcoin Magazine</text:p>
          </table:table-cell>
          <table:table-cell/>
          <table:table-cell office:value-type="string">
            <text:p>How Decentralized Exchanges Make Bitcoin More Resilient (and Us More Free)</text:p>
          </table:table-cell>
          <table:table-cell office:value-type="string">
            <text:p>Giulio Prisco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9/2017</text:p>
          </table:table-cell>
          <table:table-cell office:value-type="string">
            <text:p>https://www.forbes.com/sites/wwoo/2017/09/29/is-bitcoin-in-a-bubble-check-the-nvt-ratio/#5326db416a23</text:p>
          </table:table-cell>
          <table:table-cell office:value-type="string">
            <text:p>Forbes</text:p>
          </table:table-cell>
          <table:table-cell/>
          <table:table-cell office:value-type="string">
            <text:p>Is Bitcoin In A Bubble? Check The NVT Ratio</text:p>
          </table:table-cell>
          <table:table-cell office:value-type="string">
            <text:p>Willy Woo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8/2017</text:p>
          </table:table-cell>
          <table:table-cell office:value-type="string">
            <text:p>http://www.nigeriatoday.ng/2017/10/altcoin-exchange-performs-first-atomic-swap-between-bitcoin-and-ethereum/</text:p>
          </table:table-cell>
          <table:table-cell office:value-type="string">
            <text:p>Nigeria Today</text:p>
          </table:table-cell>
          <table:table-cell/>
          <table:table-cell office:value-type="string">
            <text:p>Altcoin Exchange Performs First Atomic Swap Between Bitcoin and Ethereum</text:p>
          </table:table-cell>
          <table:table-cell office:value-type="float" office:value="-0">
            <text:p>-0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15/2017</text:p>
          </table:table-cell>
          <table:table-cell office:value-type="string">
            <text:p>https://themerkle.com/viacoin-developers-complete-atomic-swap-with-litecoin/</text:p>
          </table:table-cell>
          <table:table-cell office:value-type="string">
            <text:p>The Merkle</text:p>
          </table:table-cell>
          <table:table-cell/>
          <table:table-cell office:value-type="string">
            <text:p>Viacoin Developers Complete Atomic Swap With Litecoin</text:p>
          </table:table-cell>
          <table:table-cell office:value-type="string">
            <text:p>JP Buntinx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19/2017</text:p>
          </table:table-cell>
          <table:table-cell office:value-type="string">
            <text:p>http://www.businessinsider.com/list-top-cryptocurrencies-analysis-comparison-2017-10</text:p>
          </table:table-cell>
          <table:table-cell office:value-type="string">
            <text:p>Business Insider</text:p>
          </table:table-cell>
          <table:table-cell/>
          <table:table-cell office:value-type="string">
            <text:p>List of top virtual currencies in 2017 and what differentiates them</text:p>
          </table:table-cell>
          <table:table-cell office:value-type="string">
            <text:p>Divya Joshi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23/2017</text:p>
          </table:table-cell>
          <table:table-cell office:value-type="string">
            <text:p>http://bitcoinist.com/atomic-swaps-what-they-are-how-they-work-and-what-they-mean-for-digital-currencies/</text:p>
          </table:table-cell>
          <table:table-cell office:value-type="string">
            <text:p>Bitcoinist</text:p>
          </table:table-cell>
          <table:table-cell/>
          <table:table-cell office:value-type="string">
            <text:p>Atomic Swaps: What they are, how they work, and what they mean for digital currencies</text:p>
          </table:table-cell>
          <table:table-cell office:value-type="string">
            <text:p>Matthew Hrones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26/2017</text:p>
          </table:table-cell>
          <table:table-cell office:value-type="string">
            <text:p>https://bitcoinmagazine.com/articles/decred-launches-proposal-system-advance-blockchain-governance/</text:p>
          </table:table-cell>
          <table:table-cell office:value-type="string">
            <text:p>Bitcoin Magazine</text:p>
          </table:table-cell>
          <table:table-cell/>
          <table:table-cell office:value-type="string">
            <text:p>Decred Launches Proposal System to Advance Blockchain Governance</text:p>
          </table:table-cell>
          <table:table-cell office:value-type="string">
            <text:p>Giulio Prisco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26/2017</text:p>
          </table:table-cell>
          <table:table-cell office:value-type="string">
            <text:p>https://coinvedi.com/decred-launches-proposal-system-to-advance-blockchain-governance/</text:p>
          </table:table-cell>
          <table:table-cell office:value-type="string">
            <text:p>CoinVedi</text:p>
          </table:table-cell>
          <table:table-cell/>
          <table:table-cell office:value-type="string">
            <text:p>Decred Launches Proposal System to Advance Blockchain Governance</text:p>
          </table:table-cell>
          <table:table-cell office:value-type="string">
            <text:p>CoinVedi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26/2017</text:p>
          </table:table-cell>
          <table:table-cell office:value-type="string">
            <text:p>https://cryptovest.com/news/decred-soon-mined-by-asic/</text:p>
          </table:table-cell>
          <table:table-cell office:value-type="string">
            <text:p>Cryptovest</text:p>
          </table:table-cell>
          <table:table-cell/>
          <table:table-cell office:value-type="string">
            <text:p>Decred: Soon Mined by ASIC</text:p>
          </table:table-cell>
          <table:table-cell office:value-type="string">
            <text:p>Christine Masters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26/2017</text:p>
          </table:table-cell>
          <table:table-cell office:value-type="string">
            <text:p>http://www.nasdaq.com/article/decred-launches-proposal-system-to-advance-blockchain-governance-cm866078</text:p>
          </table:table-cell>
          <table:table-cell office:value-type="string">
            <text:p>NASDAQ</text:p>
          </table:table-cell>
          <table:table-cell/>
          <table:table-cell office:value-type="string">
            <text:p>Decred Launches Proposal System to Advance Blockchain Governance</text:p>
          </table:table-cell>
          <table:table-cell office:value-type="string">
            <text:p>Bitcoin Magazine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26/2017</text:p>
          </table:table-cell>
          <table:table-cell office:value-type="string">
            <text:p>http://pumpsignals.net/blog/decred-launches-proposal-system-to-advance-blockchain-governance-2/</text:p>
          </table:table-cell>
          <table:table-cell office:value-type="string">
            <text:p>Pump Signals</text:p>
          </table:table-cell>
          <table:table-cell/>
          <table:table-cell office:value-type="string">
            <text:p>Decred Launches Proposal System to Advance Blockchain Governance</text:p>
          </table:table-cell>
          <table:table-cell office:value-type="float" office:value="-0">
            <text:p>-0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26/2017</text:p>
          </table:table-cell>
          <table:table-cell office:value-type="string">
            <text:p>https://trading.co.uk/story/11f675a1-4a4c-4963-86c3-c022575f447e/</text:p>
          </table:table-cell>
          <table:table-cell office:value-type="string">
            <text:p>Trading.co.uk</text:p>
          </table:table-cell>
          <table:table-cell/>
          <table:table-cell office:value-type="string">
            <text:p>Decred Launches Proposal System to Advance Blockchain Governance</text:p>
          </table:table-cell>
          <table:table-cell office:value-type="float" office:value="-0">
            <text:p>-0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29/2017</text:p>
          </table:table-cell>
          <table:table-cell office:value-type="string">
            <text:p>https://www.bitcoinmarketinsider.com/decred-launches-proposal-system-to-advance-blockchain-governance/</text:p>
          </table:table-cell>
          <table:table-cell office:value-type="string">
            <text:p>Bitcoin Market Insider</text:p>
          </table:table-cell>
          <table:table-cell/>
          <table:table-cell office:value-type="string">
            <text:p>Decred Launches Proposal System to Advance Blockchain Governance</text:p>
          </table:table-cell>
          <table:table-cell office:value-type="float" office:value="-0">
            <text:p>-0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30/2017</text:p>
          </table:table-cell>
          <table:table-cell office:value-type="string">
            <text:p>https://www.stickergiant.com/blog/custom-stickers-for-decred-an-open-and-progressive-cryptocurrency-based-on-blockchain/</text:p>
          </table:table-cell>
          <table:table-cell office:value-type="string">
            <text:p>StickerGiant</text:p>
          </table:table-cell>
          <table:table-cell/>
          <table:table-cell office:value-type="string">
            <text:p>Custom stickers for Decred, an open and progressive cryptocurrency based on blockchain</text:p>
          </table:table-cell>
          <table:table-cell office:value-type="string">
            <text:p>Andrew Matranga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1/25/2017</text:p>
          </table:table-cell>
          <table:table-cell office:value-type="string">
            <text:p>https://btcmanager.com/beginners-guide-decred/</text:p>
          </table:table-cell>
          <table:table-cell office:value-type="string">
            <text:p>BTCManager</text:p>
          </table:table-cell>
          <table:table-cell/>
          <table:table-cell office:value-type="string">
            <text:p>A Beginner�â��s Guide to Decred</text:p>
          </table:table-cell>
          <table:table-cell office:value-type="string">
            <text:p>Jamie Holmes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1/27/2017</text:p>
          </table:table-cell>
          <table:table-cell office:value-type="string">
            <text:p>https://cryptovest.com/news/decred-price-doubling-on-lightning-network-news/</text:p>
          </table:table-cell>
          <table:table-cell office:value-type="string">
            <text:p>Cryptovest</text:p>
          </table:table-cell>
          <table:table-cell/>
          <table:table-cell office:value-type="string">
            <text:p>Decred Price Doubling on Lightning Network News</text:p>
          </table:table-cell>
          <table:table-cell office:value-type="string">
            <text:p>Christine Masters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2/10/2017</text:p>
          </table:table-cell>
          <table:table-cell office:value-type="string">
            <text:p>https://coincentral.com/decred-lowdown-decentralized-blockchain-governance/</text:p>
          </table:table-cell>
          <table:table-cell office:value-type="string">
            <text:p>Coincentral</text:p>
          </table:table-cell>
          <table:table-cell/>
          <table:table-cell office:value-type="string">
            <text:p>What is Decred? The Lowdown on Decentralized Blockchain Governance</text:p>
          </table:table-cell>
          <table:table-cell office:value-type="string">
            <text:p>Bennett Garner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2/18/2017</text:p>
          </table:table-cell>
          <table:table-cell office:value-type="string">
            <text:p>https://cointelegraph.com/news/avoiding-paralysis-comparative-analysis-of-community-governance-in-digital-currencies</text:p>
          </table:table-cell>
          <table:table-cell office:value-type="string">
            <text:p>Coin Telegraph</text:p>
          </table:table-cell>
          <table:table-cell/>
          <table:table-cell office:value-type="string">
            <text:p>Avoiding Paralysis: Comparative Analysis of Community Governance in Digital Currencies</text:p>
          </table:table-cell>
          <table:table-cell office:value-type="string">
            <text:p>Frisco d'Anconia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/25/2018</text:p>
          </table:table-cell>
          <table:table-cell office:value-type="string">
            <text:p>https://www.bitsonline.com/tnabc-miami-2018-decred-marco-peereboom/</text:p>
          </table:table-cell>
          <table:table-cell office:value-type="string">
            <text:p>Bitsonline</text:p>
          </table:table-cell>
          <table:table-cell/>
          <table:table-cell office:value-type="string">
            <text:p>TNABC Miami 2018 Video Report: How Decred Works, With Marco Peereboom</text:p>
          </table:table-cell>
          <table:table-cell office:value-type="string">
            <text:p>Jon Southurst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2/21/2018</text:p>
          </table:table-cell>
          <table:table-cell office:value-type="string">
            <text:p>https://btcmanager.com/decreds-politeia-challenge-overview-winners/</text:p>
          </table:table-cell>
          <table:table-cell office:value-type="string">
            <text:p>BTCManager</text:p>
          </table:table-cell>
          <table:table-cell/>
          <table:table-cell office:value-type="string">
            <text:p>Decred�â��s Politeia Challenge: An Overview of the Winners</text:p>
          </table:table-cell>
          <table:table-cell office:value-type="string">
            <text:p>Jamie Holmes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2/23/2018</text:p>
          </table:table-cell>
          <table:table-cell office:value-type="string">
            <text:p>https://www.businessinsider.com.au/york-butter-factory-melbourne-tech-hub-web-3-0-2018-2</text:p>
          </table:table-cell>
          <table:table-cell office:value-type="string">
            <text:p>Business Insider</text:p>
          </table:table-cell>
          <table:table-cell/>
          <table:table-cell office:value-type="string">
            <text:p>York Butter Factory is launching a new 'world-first' tech hub for Web 3.0 in Melbourne</text:p>
          </table:table-cell>
          <table:table-cell office:value-type="string">
            <text:p>Simon Thomsen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2/26/2018</text:p>
          </table:table-cell>
          <table:table-cell office:value-type="string">
            <text:p>https://cryptovest.com/news/decred-dcr-still-fighting-for-a-list-coin-status/</text:p>
          </table:table-cell>
          <table:table-cell office:value-type="string">
            <text:p>Cryptovest</text:p>
          </table:table-cell>
          <table:table-cell/>
          <table:table-cell office:value-type="string">
            <text:p>Decred (DCR) Still Fighting for A-List Coin Status</text:p>
          </table:table-cell>
          <table:table-cell office:value-type="string">
            <text:p>Christine Masters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3/2/2018</text:p>
          </table:table-cell>
          <table:table-cell office:value-type="string">
            <text:p>https://www.investinblockchain.com/cryptocurrency-projects-march-2018/</text:p>
          </table:table-cell>
          <table:table-cell office:value-type="string">
            <text:p>Invest In Blockchain</text:p>
          </table:table-cell>
          <table:table-cell/>
          <table:table-cell office:value-type="string">
            <text:p>Top 5 Cryptocurrency Projects to Watch in March 2018</text:p>
          </table:table-cell>
          <table:table-cell office:value-type="string">
            <text:p>Daniel Frumkin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3/4/2018</text:p>
          </table:table-cell>
          <table:table-cell office:value-type="string">
            <text:p>https://coincentral.com/decred-unveils-2018-roadmap-decentralized-exchanges-privacy-features/</text:p>
          </table:table-cell>
          <table:table-cell office:value-type="string">
            <text:p>Coincentral</text:p>
          </table:table-cell>
          <table:table-cell/>
          <table:table-cell office:value-type="string">
            <text:p>Decred Unveils 2018 Roadmap: Decentralized Exchanges, Privacy Features, &amp; More</text:p>
          </table:table-cell>
          <table:table-cell office:value-type="string">
            <text:p>Alex Moskov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3/12/2018</text:p>
          </table:table-cell>
          <table:table-cell office:value-type="string">
            <text:p>https://usethebitcoin.com/what-is-decred-all-you-need-to-know/</text:p>
          </table:table-cell>
          <table:table-cell office:value-type="string">
            <text:p>Use The Bitcoin</text:p>
          </table:table-cell>
          <table:table-cell/>
          <table:table-cell office:value-type="string">
            <text:p>What is Decred (DCR)? All You Need To Know</text:p>
          </table:table-cell>
          <table:table-cell office:value-type="string">
            <text:p>Jide Idowu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3/13/2018</text:p>
          </table:table-cell>
          <table:table-cell office:value-type="string">
            <text:p>https://cryptoslate.com/introduction-decred-autonomous-digital-currency/</text:p>
          </table:table-cell>
          <table:table-cell office:value-type="string">
            <text:p>CrypoSlate</text:p>
          </table:table-cell>
          <table:table-cell/>
          <table:table-cell office:value-type="string">
            <text:p>An Introduction to Decred �â�� Autonomous Digital Currency</text:p>
          </table:table-cell>
          <table:table-cell office:value-type="string">
            <text:p>Jacob Tuwiner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3/15/2018</text:p>
          </table:table-cell>
          <table:table-cell office:value-type="string">
            <text:p>https://bitcoinmagazine.com/articles/decred-sets-its-sights-decentralization-2018/</text:p>
          </table:table-cell>
          <table:table-cell office:value-type="string">
            <text:p>Bitcoin Magazine</text:p>
          </table:table-cell>
          <table:table-cell/>
          <table:table-cell office:value-type="string">
            <text:p>Decred Sets Its Sights on Decentralization in 2018</text:p>
          </table:table-cell>
          <table:table-cell office:value-type="string">
            <text:p>Amy Castor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9/2018</text:p>
          </table:table-cell>
          <table:table-cell office:value-type="string">
            <text:p>https://sludgefeed.com/decred-looks-ahead-an-interview-with-project-lead-jake-yocom-piatt/</text:p>
          </table:table-cell>
          <table:table-cell office:value-type="string">
            <text:p>Sludefeed</text:p>
          </table:table-cell>
          <table:table-cell/>
          <table:table-cell office:value-type="string">
            <text:p>Decred Looks Ahead: An Interview with Project Lead Jake Yocom-Piatt (Exclusive)</text:p>
          </table:table-cell>
          <table:table-cell office:value-type="string">
            <text:p>Craig Russo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10/2018</text:p>
          </table:table-cell>
          <table:table-cell office:value-type="string">
            <text:p>https://btcmanager.com/how-complex-bitcoin-politics-led-to-the-creation-of-decred/</text:p>
          </table:table-cell>
          <table:table-cell office:value-type="string">
            <text:p>BTCManager</text:p>
          </table:table-cell>
          <table:table-cell/>
          <table:table-cell office:value-type="string">
            <text:p>How Complex Bitcoin Politics Led to the Creation of Decred</text:p>
          </table:table-cell>
          <table:table-cell office:value-type="string">
            <text:p>Alexander Lielacher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15/2018</text:p>
          </table:table-cell>
          <table:table-cell office:value-type="string">
            <text:p>https://cryptoslate.com/interview-with-decreds-project-lead-jake-yocom-piatt-on-crypto-ad-bans-and-market-volatility/</text:p>
          </table:table-cell>
          <table:table-cell office:value-type="string">
            <text:p>CryptoSlate</text:p>
          </table:table-cell>
          <table:table-cell/>
          <table:table-cell office:value-type="string">
            <text:p>Interview with Decred�â��s Project Lead Jake Yocom-Piatt on Crypto Ad Bans and Market Volatility</text:p>
          </table:table-cell>
          <table:table-cell office:value-type="string">
            <text:p>Jacob Tuwiner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16/2018</text:p>
          </table:table-cell>
          <table:table-cell office:value-type="string">
            <text:p>https://btcmanager.com/the-importance-of-governance-analyzing-the-aftermath-of-the-monero-hard-fork/</text:p>
          </table:table-cell>
          <table:table-cell office:value-type="string">
            <text:p>BTCManager</text:p>
          </table:table-cell>
          <table:table-cell/>
          <table:table-cell office:value-type="string">
            <text:p>The Importance of Governance: Analyzing the Aftermath of the Monero Hard Fork</text:p>
          </table:table-cell>
          <table:table-cell office:value-type="string">
            <text:p>Noah Pierau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25/2018</text:p>
          </table:table-cell>
          <table:table-cell office:value-type="string">
            <text:p>https://coinjournal.net/on-chain-vs-off-chain-governance-the-ins-and-outs/</text:p>
          </table:table-cell>
          <table:table-cell office:value-type="string">
            <text:p>CoinJournal</text:p>
          </table:table-cell>
          <table:table-cell/>
          <table:table-cell office:value-type="string">
            <text:p>On Chain VS. Off Chain Governance: The Ins And Outs</text:p>
          </table:table-cell>
          <table:table-cell office:value-type="string">
            <text:p>Alex T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25/2018</text:p>
          </table:table-cell>
          <table:table-cell office:value-type="string">
            <text:p>http://www.hotstocked.com/article/94218/decred-dcr-price-boosted-to-87-83-can-it.html</text:p>
          </table:table-cell>
          <table:table-cell office:value-type="string">
            <text:p>Hot Stocked</text:p>
          </table:table-cell>
          <table:table-cell/>
          <table:table-cell office:value-type="string">
            <text:p>Decred (DCR) Price Boosted to $87.83 �â�� Can It Finally Stabilize Itself</text:p>
          </table:table-cell>
          <table:table-cell office:value-type="string">
            <text:p>Ana Sullivan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25/2018</text:p>
          </table:table-cell>
          <table:table-cell office:value-type="string">
            <text:p>https://redfieldnews.com/investors-understand-decred-dcr/</text:p>
          </table:table-cell>
          <table:table-cell office:value-type="string">
            <text:p>Redfield News</text:p>
          </table:table-cell>
          <table:table-cell/>
          <table:table-cell office:value-type="string">
            <text:p>Do Investors Understand Decred (DCR)?</text:p>
          </table:table-cell>
          <table:table-cell office:value-type="string">
            <text:p>Unknown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4/26/2018</text:p>
          </table:table-cell>
          <table:table-cell office:value-type="string">
            <text:p>https://www.blockchaintechnology-news.com/2018/04/26/decred-on-true-decentralisation-bitcoin-communities-and-avoiding-the-ico-route-video/</text:p>
          </table:table-cell>
          <table:table-cell office:value-type="string">
            <text:p>The Block</text:p>
          </table:table-cell>
          <table:table-cell/>
          <table:table-cell office:value-type="string">
            <text:p>Decred: On true decentralisation, Bitcoin communities, and avoiding the ICO route</text:p>
          </table:table-cell>
          <table:table-cell office:value-type="string">
            <text:p>James Bourne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1/2018</text:p>
          </table:table-cell>
          <table:table-cell office:value-type="string">
            <text:p>https://www.investopedia.com/news/decred-cryptocurrency-combines-pow-pos/</text:p>
          </table:table-cell>
          <table:table-cell office:value-type="string">
            <text:p>Investopedia</text:p>
          </table:table-cell>
          <table:table-cell/>
          <table:table-cell office:value-type="string">
            <text:p>Decred: A Cryptocurrency That Combines PoW, PoS</text:p>
          </table:table-cell>
          <table:table-cell office:value-type="string">
            <text:p>Rakesh Sharma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1/2018</text:p>
          </table:table-cell>
          <table:table-cell office:value-type="string">
            <text:p>http://www.techcentral.ie/blockchain-based-cryptocurrency-governance-may-soon-change/</text:p>
          </table:table-cell>
          <table:table-cell office:value-type="string">
            <text:p>TechCentral.ie</text:p>
          </table:table-cell>
          <table:table-cell/>
          <table:table-cell office:value-type="string">
            <text:p>Blockchain-based cryptocurrency governance may soon change</text:p>
          </table:table-cell>
          <table:table-cell office:value-type="string">
            <text:p>IDG News Service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3/2018</text:p>
          </table:table-cell>
          <table:table-cell office:value-type="string">
            <text:p>https://thecurrencyanalytics.com/905/cryptocurrency-decred-combines-pow-and-pos/</text:p>
          </table:table-cell>
          <table:table-cell office:value-type="string">
            <text:p>The Currency Analytics</text:p>
          </table:table-cell>
          <table:table-cell/>
          <table:table-cell office:value-type="string">
            <text:p>Cryptocurrency Decred Combines PoW and PoS</text:p>
          </table:table-cell>
          <table:table-cell office:value-type="string">
            <text:p>Dan Saada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12/2018</text:p>
          </table:table-cell>
          <table:table-cell office:value-type="string">
            <text:p>https://www.placeholder.vc/blog/2018/5/12/decred-investment-thesis</text:p>
          </table:table-cell>
          <table:table-cell office:value-type="string">
            <text:p>Placeholder Blog</text:p>
          </table:table-cell>
          <table:table-cell/>
          <table:table-cell office:value-type="string">
            <text:p>Decred Investment Thesis</text:p>
          </table:table-cell>
          <table:table-cell office:value-type="float" office:value="-0">
            <text:p>-0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13/2018</text:p>
          </table:table-cell>
          <table:table-cell office:value-type="string">
            <text:p>https://www.fxstreet.com/cryptocurrencies/news/decred-vs-bitcoin-growth-perspective-201805131246</text:p>
          </table:table-cell>
          <table:table-cell office:value-type="string">
            <text:p>FXStreet</text:p>
          </table:table-cell>
          <table:table-cell/>
          <table:table-cell office:value-type="string">
            <text:p>Decred VS Bitcoin growth perspective</text:p>
          </table:table-cell>
          <table:table-cell office:value-type="string">
            <text:p>Viktor Karapetjanc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15/2018</text:p>
          </table:table-cell>
          <table:table-cell office:value-type="string">
            <text:p>https://cryptovest.com/news/decred-dcr-price-booms-on-consensus-2018-publicity/</text:p>
          </table:table-cell>
          <table:table-cell office:value-type="string">
            <text:p>Cryptovest</text:p>
          </table:table-cell>
          <table:table-cell/>
          <table:table-cell office:value-type="string">
            <text:p>Decred (DCR) Price Booms on Consensus 2018 Publicity</text:p>
          </table:table-cell>
          <table:table-cell office:value-type="string">
            <text:p>Christine Masters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16/2018</text:p>
          </table:table-cell>
          <table:table-cell office:value-type="string">
            <text:p>http://technewsleader.com/2018/05/17/augur-rep-decred-dcr-taking-bullish-run/</text:p>
          </table:table-cell>
          <table:table-cell office:value-type="string">
            <text:p>TechNewsLeader</text:p>
          </table:table-cell>
          <table:table-cell/>
          <table:table-cell office:value-type="string">
            <text:p>Augur (REP) &amp; Decred (DCR) Taking Bullish Run</text:p>
          </table:table-cell>
          <table:table-cell office:value-type="string">
            <text:p>Kloy P.R.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22/2018</text:p>
          </table:table-cell>
          <table:table-cell office:value-type="string">
            <text:p>https://cryptovest.com/news/sole-survivor-decred-dcr-unaffected-in-latest-market-downturn/</text:p>
          </table:table-cell>
          <table:table-cell office:value-type="string">
            <text:p>Cryptovest</text:p>
          </table:table-cell>
          <table:table-cell/>
          <table:table-cell office:value-type="string">
            <text:p>Sole Survivor: Decred (DCR) Unaffected in Latest Market Downturn</text:p>
          </table:table-cell>
          <table:table-cell office:value-type="string">
            <text:p>Christine Masters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30/2018</text:p>
          </table:table-cell>
          <table:table-cell office:value-type="string">
            <text:p>https://bitcoinexchangeguide.com/weiss-ratings-may-monthly-crypto-coin-token-rankings-guide/</text:p>
          </table:table-cell>
          <table:table-cell office:value-type="string">
            <text:p>Bitcoin Exchange Guide</text:p>
          </table:table-cell>
          <table:table-cell/>
          <table:table-cell office:value-type="string">
            <text:p>Weiss Ratings May Monthly Crypto Coin &amp; Token Rankings</text:p>
          </table:table-cell>
          <table:table-cell office:value-type="string">
            <text:p>Bitcoin Exchange Team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5/30/2018</text:p>
          </table:table-cell>
          <table:table-cell office:value-type="string">
            <text:p>https://btcmanager.com/hardware-companies-are-launching-dedicated-asic-miners-for-decred/</text:p>
          </table:table-cell>
          <table:table-cell office:value-type="string">
            <text:p>BTCManager</text:p>
          </table:table-cell>
          <table:table-cell/>
          <table:table-cell office:value-type="string">
            <text:p>Hardware Companies Are Launching Dedicated ASIC Miners for Decred</text:p>
          </table:table-cell>
          <table:table-cell office:value-type="string">
            <text:p>Rahul Nambiampurath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5/2018</text:p>
          </table:table-cell>
          <table:table-cell office:value-type="string">
            <text:p>https://hadeplatform.com/articles/2018/06/05/how-weiss-ratings-can-help-cryptocurrency-rankings</text:p>
          </table:table-cell>
          <table:table-cell office:value-type="string">
            <text:p>Hade Platform</text:p>
          </table:table-cell>
          <table:table-cell/>
          <table:table-cell office:value-type="string">
            <text:p>How Weiss Ratings Can Help Cryptocurrency Rankings</text:p>
          </table:table-cell>
          <table:table-cell office:value-type="string">
            <text:p>Victoria Raphael</text:p>
          </table:table-cell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5/2018</text:p>
          </table:table-cell>
          <table:table-cell office:value-type="string">
            <text:p>https://www.icoexaminer.com/ico-news/decred-seeking-to-create-binance-and-etherdelta-hybrid-as-new-exchange-model/</text:p>
          </table:table-cell>
          <table:table-cell office:value-type="string">
            <text:p>ICOexaminer</text:p>
          </table:table-cell>
          <table:table-cell/>
          <table:table-cell office:value-type="string">
            <text:p>Decred Seeking to Create Binance and EtherDelta Hybrid as New Exchange Model</text:p>
          </table:table-cell>
          <table:table-cell office:value-type="string">
            <text:p>Malachy Caldwell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5/2018</text:p>
          </table:table-cell>
          <table:table-cell office:value-type="string">
            <text:p>https://www.prweb.com/releases/2018/06/prweb15537837.htm</text:p>
          </table:table-cell>
          <table:table-cell office:value-type="string">
            <text:p>PRweb</text:p>
          </table:table-cell>
          <table:table-cell/>
          <table:table-cell office:value-type="string">
            <text:p>Decred Releases Proposal for Decentralized Exchange (�â��DEX�â��) with Eye toward Disrupting Billion-Dollar Exchange Market</text:p>
          </table:table-cell>
          <table:table-cell office:value-type="string">
            <text:p>Jake Yocom-Piatt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8/2018</text:p>
          </table:table-cell>
          <table:table-cell office:value-type="string">
            <text:p>https://cryptodisrupt.com/decred-proposes-a-new-kind-of-exchange/</text:p>
          </table:table-cell>
          <table:table-cell office:value-type="string">
            <text:p>Crypto Disrupt</text:p>
          </table:table-cell>
          <table:table-cell/>
          <table:table-cell office:value-type="string">
            <text:p>Decred Proposes a New Kind of Exchange</text:p>
          </table:table-cell>
          <table:table-cell office:value-type="string">
            <text:p>Kai Morris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8/2018</text:p>
          </table:table-cell>
          <table:table-cell office:value-type="string">
            <text:p>https://cryptodaily.co.uk/2018/06/decred-flies-up-with-new-announcement/</text:p>
          </table:table-cell>
          <table:table-cell office:value-type="string">
            <text:p>CryptoDaily</text:p>
          </table:table-cell>
          <table:table-cell/>
          <table:table-cell office:value-type="string">
            <text:p>Decred Flies Up With New Announcement</text:p>
          </table:table-cell>
          <table:table-cell office:value-type="string">
            <text:p>Robert Johnson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9/2018</text:p>
          </table:table-cell>
          <table:table-cell office:value-type="string">
            <text:p>https://captainaltcoin.com/decred-dcr-the-sleeper-hit-of-2018-and-a-long-term-hold-for-the-patient-investors/</text:p>
          </table:table-cell>
          <table:table-cell office:value-type="string">
            <text:p>Captain Altcoin</text:p>
          </table:table-cell>
          <table:table-cell/>
          <table:table-cell office:value-type="string">
            <text:p>Decred (DCR) �â�� The sleeper hit of 2018 and a long-term hold for the patient investors</text:p>
          </table:table-cell>
          <table:table-cell office:value-type="string">
            <text:p>Felix K�Ã�¼ster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6/9/2018</text:p>
          </table:table-cell>
          <table:table-cell office:value-type="string">
            <text:p>https://www.newsbtc.com/2018/06/09/asian-cryptocurrency-trading-update-decred-creeps-sideways-market/</text:p>
          </table:table-cell>
          <table:table-cell office:value-type="string">
            <text:p>NewsBTC</text:p>
          </table:table-cell>
          <table:table-cell/>
          <table:table-cell office:value-type="string">
            <text:p>Asian Cryptocurrency Trading Update: Decred Creeps Up in Sideways Market</text:p>
          </table:table-cell>
          <table:table-cell office:value-type="string">
            <text:p>Martin Young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10/16/2018</text:p>
          </table:table-cell>
          <table:table-cell office:value-type="string">
            <text:p>https://www.coindesk.com/decred-is-turning-its-entire-21-million-crypto-treasury-over-to-investors/</text:p>
          </table:table-cell>
          <table:table-cell office:value-type="string">
            <text:p>Coindesk</text:p>
          </table:table-cell>
          <table:table-cell office:value-type="string">
            <text:p>coindesk.com</text:p>
          </table:table-cell>
          <table:table-cell office:value-type="string">
            <text:p>Decred Is Turning Its Entire $21 Million Crypto Treasury Over to Investors</text:p>
          </table:table-cell>
          <table:table-cell office:value-type="string">
            <text:p>Brady Dale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office:value-type="string">
            <text:p>article</text:p>
          </table:table-cell>
          <table:table-cell office:value-type="string">
            <text:p>politeia</text:p>
          </table:table-cell>
          <table:table-cell table:number-columns-repeated="3"/>
        </table:table-row>
        <table:table-row table:style-name="ro1">
          <table:table-cell office:value-type="string">
            <text:p>10/16/2018</text:p>
          </table:table-cell>
          <table:table-cell office:value-type="string">
            <text:p>https://www.cryptoglobe.com/latest/2018/10/decreds-new-governance-system-allows-users-to-control-20m-treasury/www.cryptoglobe.com/latest/2018/10/decreds-new-governance-system-allows-users-to-control-20m-treasury/</text:p>
          </table:table-cell>
          <table:table-cell/>
          <table:table-cell office:value-type="string">
            <text:p>cryptoglobe.com</text:p>
          </table:table-cell>
          <table:table-cell office:value-type="string">
            <text:p>Decred�s New Governance System Allows Users to Control $20M Treasury</text:p>
          </table:table-cell>
          <table:table-cell table:number-columns-repeated="2"/>
          <table:table-cell office:value-type="string">
            <text:p>English</text:p>
          </table:table-cell>
          <table:table-cell office:value-type="string">
            <text:p>article</text:p>
          </table:table-cell>
          <table:table-cell office:value-type="string">
            <text:p>politeia</text:p>
          </table:table-cell>
          <table:table-cell table:number-columns-repeated="3"/>
        </table:table-row>
        <table:table-row table:style-name="ro1">
          <table:table-cell office:value-type="string">
            <text:p>10/16/2018</text:p>
          </table:table-cell>
          <table:table-cell office:value-type="string">
            <text:p>https://dailyhodl.com/2018/10/16/decentralized-decision-making-platform-puts-investors-in-charge-of-treasury-worth-20-million/</text:p>
          </table:table-cell>
          <table:table-cell table:number-columns-repeated="2"/>
          <table:table-cell office:value-type="string">
            <text:p>Decentralized Decision-Making Platform Puts Investors in Charge of Treasury Worth $20 Million</text:p>
          </table:table-cell>
          <table:table-cell table:number-columns-repeated="2"/>
          <table:table-cell office:value-type="string">
            <text:p>English</text:p>
          </table:table-cell>
          <table:table-cell office:value-type="string">
            <text:p>article</text:p>
          </table:table-cell>
          <table:table-cell office:value-type="string">
            <text:p>politei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ttps://www.unlock-bc.com/news/2018-10-18/decred-launches-politeia-self-governance-system-with-release-of-20-million-treasury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cryptovest.com/news/decred-dcr-launches-politeia-voting-system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bitcoinexchangeguide.com/decred-dcr-20-million-crypto-treasury-turns-to-self-governance-with-launch-of-politeia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toshitimes.com/decreds-governance-system-goes-live-21-million-crypto-treasury-is-in-the-hands-of-stakeholders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bcfocus.com/news/decred-hands-over-control-of-treasury-worth-over-20-million-to-investors/25324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cryptoblockwire.com/decred-unveils-politeia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www.blockchainreporter.net/2018/10/18/decred-dcr-blockchain-project-launches-its-self-governance-system-called-politeia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btcmanager.com/decred-launches-decentralized-governance-protocol-politeia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tokentops.com/news/decred-enables-stakeholders-to-decide-over-its-20-million-treasury-decred-news-october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thirtyk.com/2018/10/22/decentalized-weird-blockchain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captainaltcoin.com/decred-dcr-summary-training-wheels-have-been-taken-off-as-politeia-goes-live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www.investinblockchain.com/decred-politeia/</text:p>
          </table:table-cell>
          <table:table-cell table:number-columns-repeated="5"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09/06/18</text:p>
          </table:table-cell>
          <table:table-cell office:value-type="string">
            <text:p>https://www.dashforcenews.com/decred-cryptocurrency-gives-analysis-of-dash/</text:p>
          </table:table-cell>
          <table:table-cell/>
          <table:table-cell office:value-type="string">
            <text:p>dashforcenews.com</text:p>
          </table:table-cell>
          <table:table-cell office:value-type="string">
            <text:p>Decred Cryptocurrency Gives Analysis of Dash</text:p>
          </table:table-cell>
          <table:table-cell office:value-type="string">
            <text:p>Justin Szilard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  <table:table-row table:style-name="ro1">
          <table:table-cell office:value-type="string">
            <text:p>9/20/2018</text:p>
          </table:table-cell>
          <table:table-cell office:value-type="string">
            <text:p>https://www.coindesk.com/one-of-investors-favorite-governance-blockchains-is-handing-over-20-million/</text:p>
          </table:table-cell>
          <table:table-cell/>
          <table:table-cell office:value-type="string">
            <text:p>coindesk.com</text:p>
          </table:table-cell>
          <table:table-cell office:value-type="string">
            <text:p>One of Investors' Favorite Governance Blockchains Is Handing Over $20 Million</text:p>
          </table:table-cell>
          <table:table-cell office:value-type="string">
            <text:p>Brady Dale</text:p>
          </table:table-cell>
          <table:table-cell/>
          <table:table-cell office:value-type="string">
            <text:p>English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27/10/2018</text:date>, <text:time>23:0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document-statistic meta:table-count="1" meta:cell-count="778" meta:object-count="0"/>
  </office:meta>
</office:document-meta>
</file>